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6.415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7.99cm"/>
    </style:style>
    <style:style style:name="co7" style:family="table-column">
      <style:table-column-properties fo:break-before="auto" style:column-width="2.224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2.1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3.884cm"/>
    </style:style>
    <style:style style:name="co13" style:family="table-column">
      <style:table-column-properties fo:break-before="auto" style:column-width="5.4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ext-properties fo:color="#ff3333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number-columns-repeated="1008" table:default-cell-style-name="Default"/>
        <table:table-row table:style-name="ro1">
          <table:table-cell table:style-name="ce1" office:value-type="string">
            <text:p>Ad Group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Keyword Type</text:p>
          </table:table-cell>
          <table:table-cell table:style-name="ce1" office:value-type="string">
            <text:p>Currency</text:p>
          </table:table-cell>
          <table:table-cell table:style-name="ce1" office:value-type="string">
            <text:p>Segmentation</text:p>
          </table:table-cell>
          <table:table-cell table:style-name="ce1" office:value-type="string">
            <text:p>Avg. Monthly Searches (exact match only)</text:p>
          </table:table-cell>
          <table:table-cell table:style-name="ce1" office:value-type="string">
            <text:p>Competition</text:p>
          </table:table-cell>
          <table:table-cell table:style-name="ce1" office:value-type="string">
            <text:p>Suggested bid</text:p>
          </table:table-cell>
          <table:table-cell table:style-name="ce1" office:value-type="string">
            <text:p>Impr. Share</text:p>
          </table:table-cell>
          <table:table-cell table:style-name="ce1"/>
          <table:table-cell table:style-name="ce1" office:value-type="string">
            <text:p>mot clé choisi</text:p>
          </table:table-cell>
          <table:table-cell table:style-name="ce1" office:value-type="string">
            <text:p>type de page</text:p>
          </table:table-cell>
          <table:table-cell table:style-name="ce1" office:value-type="string">
            <text:p>url page</text:p>
          </table:table-cell>
          <table:table-cell table:style-name="ce1"/>
          <table:table-cell table:style-name="ce1" office:value-type="string">
            <text:p>article satellite</text:p>
          </table:table-cell>
          <table:table-cell table:style-name="ce1" table:number-columns-repeated="1007"/>
        </table:table-row>
        <table:table-row table:style-name="ro1">
          <table:table-cell office:value-type="string">
            <text:p>Canin</text:p>
          </table:table-cell>
          <table:table-cell office:value-type="string">
            <text:p>l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santé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les type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de stress massag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le chien l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animal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massage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animal pou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meilleur animal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chien categor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hypno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ami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omm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v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thérap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tres fatigu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ciy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massage hypno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etre plus calm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le chien le plu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categori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chie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un chien heur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et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lmer</text:p>
          </table:table-cell>
          <table:table-cell office:value-type="string">
            <text:p>calme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chien le plu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meille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meilleur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les categori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catégorie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typ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lmer</text:p>
          </table:table-cell>
          <table:table-cell office:value-type="string">
            <text:p>calm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les plus grand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animal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u Chien</text:p>
          </table:table-cell>
          <table:table-cell office:value-type="string">
            <text:p>origine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no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peti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800">
            <text:p>14800</text:p>
          </table:table-cell>
          <table:table-cell office:value-type="float" office:value="0.04">
            <text:p>0,0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chien de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patt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bonn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gripp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05">
            <text:p>0,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u Chien</text:p>
          </table:table-cell>
          <table:table-cell office:value-type="string">
            <text:p>attitud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Massage</text:p>
          </table:table-cell>
          <table:table-cell office:value-type="string">
            <text:p>chien massag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les chien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categories d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e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plus grand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chl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aidons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jeux de coiffu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07">
            <text:p>0,07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cani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les therap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hien compor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8">
            <text:p>0,08</text:p>
          </table:table-cell>
          <table:table-cell office:value-type="float" office:value="1.61">
            <text:p>1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08">
            <text:p>0,08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chien sit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9">
            <text:p>0,09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es les races d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09">
            <text:p>0,09</text:p>
          </table:table-cell>
          <table:table-cell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jeu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09">
            <text:p>0,09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e les rac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09">
            <text:p>0,09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Massage</text:p>
          </table:table-cell>
          <table:table-cell office:value-type="string">
            <text:p>massag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info s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Massage</text:p>
          </table:table-cell>
          <table:table-cell office:value-type="string">
            <text:p>mass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xiété</text:p>
          </table:table-cell>
          <table:table-cell office:value-type="string">
            <text:p>anxiété séparati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un animal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thérape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table:style-name="ce3" office:value-type="string">
            <text:p>jeux de chien</text:p>
          </table:table-cell>
          <table:table-cell table:style-name="ce3" office:value-type="string">
            <text:p>Broad</text:p>
          </table:table-cell>
          <table:table-cell table:style-name="ce3" office:value-type="string">
            <text:p>EUR</text:p>
          </table:table-cell>
          <table:table-cell table:style-name="ce3"/>
          <table:table-cell table:style-name="ce3" office:value-type="float" office:value="9900">
            <text:p>9900</text:p>
          </table:table-cell>
          <table:table-cell table:style-name="ce3" office:value-type="float" office:value="0.11">
            <text:p>0,11</text:p>
          </table:table-cell>
          <table:table-cell table:style-name="ce3" office:value-type="float" office:value="0.54">
            <text:p>0,54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office:value-type="string">
            <text:p>article blog</text:p>
          </table:table-cell>
          <table:table-cell table:number-columns-repeated="1010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de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é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oiletteu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12">
            <text:p>0,12</text:p>
          </table:table-cell>
          <table:table-cell office:value-type="float" office:value="1.11">
            <text:p>1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12">
            <text:p>0,12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thérap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étérinaire</text:p>
          </table:table-cell>
          <table:table-cell office:value-type="string">
            <text:p>vétérinaire ostéopath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13">
            <text:p>0,13</text:p>
          </table:table-cell>
          <table:table-cell office:value-type="float" office:value="1.36">
            <text:p>1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categori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3">
            <text:p>0,13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lmer</text:p>
          </table:table-cell>
          <table:table-cell office:value-type="string">
            <text:p>calmer un chien anxi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omportement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trouver un animal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canin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4">
            <text:p>0,1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Massage</text:p>
          </table:table-cell>
          <table:table-cell office:value-type="string">
            <text:p>massag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massag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fatig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ostéopathi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16">
            <text:p>0,16</text:p>
          </table:table-cell>
          <table:table-cell office:value-type="float" office:value="2.04">
            <text:p>2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omport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16">
            <text:p>0,16</text:p>
          </table:table-cell>
          <table:table-cell office:value-type="float" office:value="1.28">
            <text:p>1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omportement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16">
            <text:p>0,1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trouv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16">
            <text:p>0,16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lmer</text:p>
          </table:table-cell>
          <table:table-cell office:value-type="string">
            <text:p>cal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17">
            <text:p>0,17</text:p>
          </table:table-cell>
          <table:table-cell office:value-type="float" office:value="1.57">
            <text:p>1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animal et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text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massothérap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omportement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xiété</text:p>
          </table:table-cell>
          <table:table-cell office:value-type="string">
            <text:p>calmer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s agressif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Chien</text:p>
          </table:table-cell>
          <table:table-cell table:style-name="ce2" office:value-type="string">
            <text:p>chien fatigue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0.18">
            <text:p>0,18</text:p>
          </table:table-cell>
          <table:table-cell table:style-name="ce2" office:value-type="float" office:value="3.22">
            <text:p>3,22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<text:a xlink:href="http://www.chien-calme.com/actualites/fatigue-chien/">http://www.chien-calme.com/actualites/fatigue-chien/</text:a></text:p>
            <text:p/>
            <text:p>http://www.chien-calme.com/actualites/langage_corporel_canin_fatigue/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7"/>
        </table:table-row>
        <table:table-row table:style-name="ro1">
          <table:table-cell office:value-type="string">
            <text:p>Chien</text:p>
          </table:table-cell>
          <table:table-cell office:value-type="string">
            <text:p>peti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18">
            <text:p>0,18</text:p>
          </table:table-cell>
          <table:table-cell office:value-type="float" office:value="1.12">
            <text:p>1,1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animal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chien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hypnos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vie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hien Massage</text:p>
          </table:table-cell>
          <table:table-cell table:style-name="ce2" office:value-type="string">
            <text:p>massage pour chien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140">
            <text:p>140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4.51">
            <text:p>4,5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catégorie</text:p>
          </table:table-cell>
          <table:table-cell table:style-name="ce2" office:value-type="string">
            <text:p>http://www.chien-calme.com/pages/massage/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1007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oilett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2">
            <text:p>0,2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2">
            <text:p>0,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petit chien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2">
            <text:p>0,2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lmer</text:p>
          </table:table-cell>
          <table:table-cell office:value-type="string">
            <text:p>comment calmer une angoi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les animaux de compagn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son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21">
            <text:p>0,21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massage contre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1">
            <text:p>0,2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anxieu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1">
            <text:p>0,2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suppri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2">
            <text:p>0,22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lmer</text:p>
          </table:table-cell>
          <table:table-cell office:value-type="string">
            <text:p>comment calmer un chien anxi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Animaux</text:p>
          </table:table-cell>
          <table:table-cell office:value-type="string">
            <text:p>massag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angoiss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3">
            <text:p>0,23</text:p>
          </table:table-cell>
          <table:table-cell office:value-type="float" office:value="0.76">
            <text:p>0,7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contre les insomn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3">
            <text:p>0,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chien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4">
            <text:p>0,24</text:p>
          </table:table-cell>
          <table:table-cell office:value-type="float" office:value="1.72">
            <text:p>1,7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le comportement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4">
            <text:p>0,24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lmer</text:p>
          </table:table-cell>
          <table:table-cell office:value-type="string">
            <text:p>pour cal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4">
            <text:p>0,2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canin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xiété</text:p>
          </table:table-cell>
          <table:table-cell office:value-type="string">
            <text:p>stress ou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le chien agressif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our chien et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26">
            <text:p>0,26</text:p>
          </table:table-cell>
          <table:table-cell office:value-type="float" office:value="0.11">
            <text:p>0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ostéopath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contre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u Chien</text:p>
          </table:table-cell>
          <table:table-cell office:value-type="string">
            <text:p>angoiss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omportement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pour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0.28">
            <text:p>0,28</text:p>
          </table:table-cell>
          <table:table-cell office:value-type="float" office:value="0.93">
            <text:p>0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son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u Chien</text:p>
          </table:table-cell>
          <table:table-cell office:value-type="string">
            <text:p>anxiété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9">
            <text:p>0,29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contre le stre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le rhumatism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oiffeu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sur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31">
            <text:p>0,31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vent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31">
            <text:p>0,31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que faire contre le stre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1">
            <text:p>0,3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ot</text:p>
          </table:table-cell>
          <table:table-cell office:value-type="string">
            <text:p>chiot a vend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32">
            <text:p>0,32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animal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2">
            <text:p>0,32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contre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33">
            <text:p>0,33</text:p>
          </table:table-cell>
          <table:table-cell office:value-type="float" office:value="1.14">
            <text:p>1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33">
            <text:p>0,3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risax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33">
            <text:p>0,3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erie</text:p>
          </table:table-cell>
          <table:table-cell office:value-type="string">
            <text:p>animalerie bo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35">
            <text:p>0,35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stress ostéopath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6">
            <text:p>0,3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comportement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37">
            <text:p>0,37</text:p>
          </table:table-cell>
          <table:table-cell office:value-type="float" office:value="0.95">
            <text:p>0,9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adopt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0.37">
            <text:p>0,37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stress hypn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37">
            <text:p>0,3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chien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pou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9">
            <text:p>0,39</text:p>
          </table:table-cell>
          <table:table-cell office:value-type="float" office:value="1.77">
            <text:p>1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achet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4">
            <text:p>0,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sit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eleveur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42">
            <text:p>0,42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trouver chien que f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2">
            <text:p>0,4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elevag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43">
            <text:p>0,43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Acouphènes</text:p>
          </table:table-cell>
          <table:table-cell office:value-type="string">
            <text:p>soulag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43">
            <text:p>0,43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3">
            <text:p>0,43</text:p>
          </table:table-cell>
          <table:table-cell office:value-type="float" office:value="0.82">
            <text:p>0,8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lmer</text:p>
          </table:table-cell>
          <table:table-cell office:value-type="string">
            <text:p>calmer angoiss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3">
            <text:p>0,4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xiété</text:p>
          </table:table-cell>
          <table:table-cell office:value-type="string">
            <text:p>stress et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44">
            <text:p>0,44</text:p>
          </table:table-cell>
          <table:table-cell office:value-type="float" office:value="2.06">
            <text:p>2,0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traiter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hypnose contr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office:value-type="float" office:value="1.17">
            <text:p>1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le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a adopt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46">
            <text:p>0,46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sit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Acouphènes</text:p>
          </table:table-cell>
          <table:table-cell office:value-type="string">
            <text:p>comment soulag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7">
            <text:p>0,47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xiété</text:p>
          </table:table-cell>
          <table:table-cell office:value-type="string">
            <text:p>anxiété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7">
            <text:p>0,47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Homéopathie</text:p>
          </table:table-cell>
          <table:table-cell office:value-type="string">
            <text:p>acheter homéopathie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7">
            <text:p>0,4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7">
            <text:p>0,4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ot</text:p>
          </table:table-cell>
          <table:table-cell office:value-type="string">
            <text:p>chiot a donn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2100">
            <text:p>12100</text:p>
          </table:table-cell>
          <table:table-cell office:value-type="float" office:value="0.48">
            <text:p>0,48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magasin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48">
            <text:p>0,4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</text:p>
          </table:table-cell>
          <table:table-cell office:value-type="string">
            <text:p>ostéopathe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Anxiété</text:p>
          </table:table-cell>
          <table:table-cell office:value-type="string">
            <text:p>stress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9">
            <text:p>0,49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Psoriasis</text:p>
          </table:table-cell>
          <table:table-cell office:value-type="string">
            <text:p>homeopathi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la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49">
            <text:p>0,49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49">
            <text:p>0,49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natati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s chiens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Chien</text:p>
          </table:table-cell>
          <table:table-cell office:value-type="string">
            <text:p>magasin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1">
            <text:p>0,51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 Psoriasis</text:p>
          </table:table-cell>
          <table:table-cell office:value-type="string">
            <text:p>soigne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51">
            <text:p>0,5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articl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1">
            <text:p>0,51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soulag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medicament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ostéopathe animali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52">
            <text:p>0,52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sp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52">
            <text:p>0,52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que faire pou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s a donn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 Psoriasis</text:p>
          </table:table-cell>
          <table:table-cell office:value-type="string">
            <text:p>remede contr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2">
            <text:p>0,52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Chien</text:p>
          </table:table-cell>
          <table:table-cell office:value-type="string">
            <text:p>magasin pour chien par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2">
            <text:p>0,52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anin</text:p>
          </table:table-cell>
          <table:table-cell table:style-name="ce2" office:value-type="string">
            <text:p>ostéopathe canin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260">
            <text:p>260</text:p>
          </table:table-cell>
          <table:table-cell table:style-name="ce2" office:value-type="float" office:value="0.53">
            <text:p>0,53</text:p>
          </table:table-cell>
          <table:table-cell table:style-name="ce2" office:value-type="float" office:value="1.63">
            <text:p>1,63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5 conseils pour bien choisir son ostheopathe canin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07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eczem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3">
            <text:p>0,53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sit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3">
            <text:p>0,53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oires</text:p>
          </table:table-cell>
          <table:table-cell office:value-type="string">
            <text:p>accesoir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3">
            <text:p>0,53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 pour aerophag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3">
            <text:p>0,53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ostéopath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3">
            <text:p>0,5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 pour hemoroi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54">
            <text:p>0,54</text:p>
          </table:table-cell>
          <table:table-cell office:value-type="float" office:value="1.18">
            <text:p>1,1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traitement homéopathiqu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4">
            <text:p>0,54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 Psoriasis</text:p>
          </table:table-cell>
          <table:table-cell office:value-type="string">
            <text:p>comment soigne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4">
            <text:p>0,54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acn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5">
            <text:p>0,55</text:p>
          </table:table-cell>
          <table:table-cell office:value-type="float" office:value="1.02">
            <text:p>1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Pour</text:p>
          </table:table-cell>
          <table:table-cell office:value-type="string">
            <text:p>ostéopath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55">
            <text:p>0,5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 Psoriasis</text:p>
          </table:table-cell>
          <table:table-cell office:value-type="string">
            <text:p>soigner un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5">
            <text:p>0,55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u Chien</text:p>
          </table:table-cell>
          <table:table-cell office:value-type="string">
            <text:p>le stres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5">
            <text:p>0,55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arthrose naturel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5">
            <text:p>0,55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chien molo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5">
            <text:p>0,55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Homéopathie</text:p>
          </table:table-cell>
          <table:table-cell office:value-type="string">
            <text:p>homéopathie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5">
            <text:p>0,55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Pour</text:p>
          </table:table-cell>
          <table:table-cell office:value-type="string">
            <text:p>ostéopath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56">
            <text:p>0,56</text:p>
          </table:table-cell>
          <table:table-cell office:value-type="float" office:value="1.38">
            <text:p>1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s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,56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guéri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Homéopathie</text:p>
          </table:table-cell>
          <table:table-cell office:value-type="string">
            <text:p>homéopathie cholesté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,5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6">
            <text:p>0,56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</text:p>
          </table:table-cell>
          <table:table-cell office:value-type="string">
            <text:p>insomnie remede nature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Acouphènes</text:p>
          </table:table-cell>
          <table:table-cell office:value-type="string">
            <text:p>soign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57">
            <text:p>0,57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hemoroi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7">
            <text:p>0,57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combat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7">
            <text:p>0,57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7">
            <text:p>0,57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po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7">
            <text:p>0,5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58">
            <text:p>0,58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voiture à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8">
            <text:p>0,58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si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Pour</text:p>
          </table:table-cell>
          <table:table-cell office:value-type="string">
            <text:p>ostéopathe pour chev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Acouphènes</text:p>
          </table:table-cell>
          <table:table-cell office:value-type="string">
            <text:p>comment soign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6">
            <text:p>0,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Massage</text:p>
          </table:table-cell>
          <table:table-cell office:value-type="string">
            <text:p>massag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traiter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1">
            <text:p>0,61</text:p>
          </table:table-cell>
          <table:table-cell office:value-type="float" office:value="3.45">
            <text:p>3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accueil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1">
            <text:p>0,61</text:p>
          </table:table-cell>
          <table:table-cell office:value-type="float" office:value="1.28">
            <text:p>1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hémorroï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61">
            <text:p>0,61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erie</text:p>
          </table:table-cell>
          <table:table-cell office:value-type="string">
            <text:p>animaler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2200">
            <text:p>22200</text:p>
          </table:table-cell>
          <table:table-cell office:value-type="float" office:value="0.61">
            <text:p>0,61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plant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61">
            <text:p>0,61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ostéopathi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1">
            <text:p>0,6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santé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1">
            <text:p>0,6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équin</text:p>
          </table:table-cell>
          <table:table-cell office:value-type="string">
            <text:p>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arrete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office:value-type="float" office:value="0.98">
            <text:p>0,9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</text:p>
          </table:table-cell>
          <table:table-cell office:value-type="string">
            <text:p>remède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2">
            <text:p>0,62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medicament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2">
            <text:p>0,62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s pour chiens et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2">
            <text:p>0,62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s Acouphènes</text:p>
          </table:table-cell>
          <table:table-cell office:value-type="string">
            <text:p>trait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2">
            <text:p>0,62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erie</text:p>
          </table:table-cell>
          <table:table-cell office:value-type="string">
            <text:p>animaler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62">
            <text:p>0,6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 Psoriasis</text:p>
          </table:table-cell>
          <table:table-cell office:value-type="string">
            <text:p>soign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62">
            <text:p>0,6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le psoriasis trai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2">
            <text:p>0,6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roduit animali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3">
            <text:p>0,63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onflement homeopath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3">
            <text:p>0,63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Homéopathie</text:p>
          </table:table-cell>
          <table:table-cell office:value-type="string">
            <text:p>homeopathie pour insom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3">
            <text:p>0,6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tisane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3">
            <text:p>0,63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 Psoriasis</text:p>
          </table:table-cell>
          <table:table-cell office:value-type="string">
            <text:p>remèd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san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4">
            <text:p>0,64</text:p>
          </table:table-cell>
          <table:table-cell office:value-type="float" office:value="2.57">
            <text:p>2,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trait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0.93">
            <text:p>0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Homéopathie</text:p>
          </table:table-cell>
          <table:table-cell office:value-type="string">
            <text:p>homeopathie pour sommei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comment trait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s chien et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6">
            <text:p>0,66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homeopathi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6">
            <text:p>0,66</text:p>
          </table:table-cell>
          <table:table-cell office:value-type="float" office:value="0.29">
            <text:p>0,2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att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7">
            <text:p>0,67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ostéopath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8">
            <text:p>0,68</text:p>
          </table:table-cell>
          <table:table-cell office:value-type="float" office:value="2.39">
            <text:p>2,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>
            <text:p>Du Chien</text:p>
          </table:table-cell>
          <table:table-cell office:value-type="string">
            <text:p>stres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8">
            <text:p>0,68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Pour Animaux</text:p>
          </table:table-cell>
          <table:table-cell office:value-type="string">
            <text:p>magasin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0.68">
            <text:p>0,68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harpagophytum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68">
            <text:p>0,68</text:p>
          </table:table-cell>
          <table:table-cell office:value-type="float" office:value="0.37">
            <text:p>0,3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 Psoriasis</text:p>
          </table:table-cell>
          <table:table-cell office:value-type="string">
            <text:p>remed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8">
            <text:p>0,68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les cramp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69">
            <text:p>0,69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oires</text:p>
          </table:table-cell>
          <table:table-cell office:value-type="string">
            <text:p>accesoir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69">
            <text:p>0,6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 Psoriasis</text:p>
          </table:table-cell>
          <table:table-cell office:value-type="string">
            <text:p>remede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9">
            <text:p>0,69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ba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9">
            <text:p>0,69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médicamen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9">
            <text:p>0,69</text:p>
          </table:table-cell>
          <table:table-cell office:value-type="float" office:value="0.15">
            <text:p>0,1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plantes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9">
            <text:p>0,69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6">
            <text:p>1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la rosacé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 Psoriasis</text:p>
          </table:table-cell>
          <table:table-cell office:value-type="string">
            <text:p>comment soign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">
            <text:p>0,7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 Psoriasis</text:p>
          </table:table-cell>
          <table:table-cell office:value-type="string">
            <text:p>comment soigner un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acouphe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1">
            <text:p>0,7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</text:p>
          </table:table-cell>
          <table:table-cell office:value-type="string">
            <text:p>remede contre impuiss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1">
            <text:p>0,7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 Psoriasis</text:p>
          </table:table-cell>
          <table:table-cell office:value-type="string">
            <text:p>remede pou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1">
            <text:p>0,71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la coupe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72">
            <text:p>0,72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Pour</text:p>
          </table:table-cell>
          <table:table-cell office:value-type="string">
            <text:p>ostéopath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2">
            <text:p>0,72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chien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la boutiqu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2">
            <text:p>0,72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 pour chien par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3">
            <text:p>0,73</text:p>
          </table:table-cell>
          <table:table-cell office:value-type="float" office:value="1.07">
            <text:p>1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contre le cholesté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Psoriasis</text:p>
          </table:table-cell>
          <table:table-cell office:value-type="string">
            <text:p>medicament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</text:p>
          </table:table-cell>
          <table:table-cell office:value-type="string">
            <text:p>remèd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3">
            <text:p>0,73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remed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3">
            <text:p>0,73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Chien</text:p>
          </table:table-cell>
          <table:table-cell office:value-type="string">
            <text:p>magasin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4">
            <text:p>0,74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Animaux</text:p>
          </table:table-cell>
          <table:table-cell office:value-type="string">
            <text:p>accessoir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74">
            <text:p>0,7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pou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4">
            <text:p>0,7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la coupe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5">
            <text:p>0,75</text:p>
          </table:table-cell>
          <table:table-cell office:value-type="float" office:value="1.54">
            <text:p>1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 pour impuiss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91">
            <text:p>0,9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 en lig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5">
            <text:p>0,75</text:p>
          </table:table-cell>
          <table:table-cell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sit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traitement efficac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5">
            <text:p>0,75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oires</text:p>
          </table:table-cell>
          <table:table-cell office:value-type="string">
            <text:p>accesoi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5">
            <text:p>0,75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boutiqu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</text:p>
          </table:table-cell>
          <table:table-cell office:value-type="string">
            <text:p>remede contr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fournisseur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5">
            <text:p>0,75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hote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6">
            <text:p>0,76</text:p>
          </table:table-cell>
          <table:table-cell office:value-type="float" office:value="0.91">
            <text:p>0,9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arret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Homéopathie</text:p>
          </table:table-cell>
          <table:table-cell office:value-type="string">
            <text:p>homeopathie pour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6">
            <text:p>0,76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comment guérir du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traitement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76">
            <text:p>0,7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rodui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6">
            <text:p>0,76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site po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6">
            <text:p>0,7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soigne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7">
            <text:p>0,77</text:p>
          </table:table-cell>
          <table:table-cell office:value-type="float" office:value="1.44">
            <text:p>1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s chiens et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7">
            <text:p>0,77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emède</text:p>
          </table:table-cell>
          <table:table-cell office:value-type="string">
            <text:p>remède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lante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7">
            <text:p>0,77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boutiqu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77">
            <text:p>0,7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ransa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7">
            <text:p>0,77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oires</text:p>
          </table:table-cell>
          <table:table-cell office:value-type="string">
            <text:p>acce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77">
            <text:p>0,77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ommade pour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roduit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diffuse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8">
            <text:p>0,78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boutiqu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vetement bouledogue franca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8">
            <text:p>0,78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harmac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8">
            <text:p>0,7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équin</text:p>
          </table:table-cell>
          <table:table-cell office:value-type="string">
            <text:p>comment devenir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9">
            <text:p>0,79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Chien</text:p>
          </table:table-cell>
          <table:table-cell office:value-type="string">
            <text:p>magas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9">
            <text:p>0,79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oires</text:p>
          </table:table-cell>
          <table:table-cell office:value-type="string">
            <text:p>accesoir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9">
            <text:p>0,79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s 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9">
            <text:p>0,79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9">
            <text:p>0,79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ntre Ronflement</text:p>
          </table:table-cell>
          <table:table-cell office:value-type="string">
            <text:p>solution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1.17">
            <text:p>1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varican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e Psoriasis</text:p>
          </table:table-cell>
          <table:table-cell office:value-type="string">
            <text:p>comment guéri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etement pour chien de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équin</text:p>
          </table:table-cell>
          <table:table-cell office:value-type="string">
            <text:p>études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1">
            <text:p>0,81</text:p>
          </table:table-cell>
          <table:table-cell office:value-type="float" office:value="1.88">
            <text:p>1,8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evit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1">
            <text:p>0,81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Animaux</text:p>
          </table:table-cell>
          <table:table-cell office:value-type="string">
            <text:p>articl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1">
            <text:p>0,8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boutique chien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1">
            <text:p>0,81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s chiens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1">
            <text:p>0,8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école 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équin</text:p>
          </table:table-cell>
          <table:table-cell office:value-type="string">
            <text:p>devenir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2">
            <text:p>0,82</text:p>
          </table:table-cell>
          <table:table-cell office:value-type="float" office:value="1.09">
            <text:p>1,0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pour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si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82">
            <text:p>0,82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2">
            <text:p>0,8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médicaments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erie</text:p>
          </table:table-cell>
          <table:table-cell office:value-type="string">
            <text:p>animalerie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900">
            <text:p>9900</text:p>
          </table:table-cell>
          <table:table-cell office:value-type="float" office:value="0.82">
            <text:p>0,8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materiel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2">
            <text:p>0,82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grossist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2">
            <text:p>0,8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traitement contre le vitiligo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la cellulit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Chien</text:p>
          </table:table-cell>
          <table:table-cell office:value-type="string">
            <text:p>magasi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83">
            <text:p>0,8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Chien</text:p>
          </table:table-cell>
          <table:table-cell office:value-type="string">
            <text:p>magasin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83">
            <text:p>0,8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accessoir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3">
            <text:p>0,83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accessoires cani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3">
            <text:p>0,83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hytothérap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3">
            <text:p>0,83</text:p>
          </table:table-cell>
          <table:table-cell office:value-type="float" office:value="0.17">
            <text:p>0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evi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4">
            <text:p>0,84</text:p>
          </table:table-cell>
          <table:table-cell office:value-type="float" office:value="1.35">
            <text:p>1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arre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sit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le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4">
            <text:p>0,8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obj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4">
            <text:p>0,84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Animaux</text:p>
          </table:table-cell>
          <table:table-cell office:value-type="string">
            <text:p>accessoir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84">
            <text:p>0,8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equip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4">
            <text:p>0,8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roduit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4">
            <text:p>0,8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boutiq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84">
            <text:p>0,84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oigner</text:p>
          </table:table-cell>
          <table:table-cell office:value-type="string">
            <text:p>soigner la calvit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office:value-type="float" office:value="1.77">
            <text:p>1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ess</text:p>
          </table:table-cell>
          <table:table-cell office:value-type="string">
            <text:p>stres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5">
            <text:p>0,8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Animaux</text:p>
          </table:table-cell>
          <table:table-cell office:value-type="string">
            <text:p>accessoire animaux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5">
            <text:p>0,85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vetement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5">
            <text:p>0,85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vent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médica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5">
            <text:p>0,85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devis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6">
            <text:p>0,86</text:p>
          </table:table-cell>
          <table:table-cell office:value-type="float" office:value="7.47">
            <text:p>7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Pour</text:p>
          </table:table-cell>
          <table:table-cell office:value-type="string">
            <text:p>ostéopathe pour animaux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2.75">
            <text:p>2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trai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1.59">
            <text:p>1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grossist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oires</text:p>
          </table:table-cell>
          <table:table-cell office:value-type="string">
            <text:p>accesoi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etement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6">
            <text:p>0,86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86">
            <text:p>0,86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86">
            <text:p>0,86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Animaux</text:p>
          </table:table-cell>
          <table:table-cell office:value-type="string">
            <text:p>boutiqu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6">
            <text:p>0,86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6">
            <text:p>0,86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ot</text:p>
          </table:table-cell>
          <table:table-cell office:value-type="string">
            <text:p>accessoire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6">
            <text:p>0,86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tisan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0.21">
            <text:p>0,2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formation 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2.01">
            <text:p>2,0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équin</text:p>
          </table:table-cell>
          <table:table-cell office:value-type="string">
            <text:p>ostéopathe équin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7">
            <text:p>0,87</text:p>
          </table:table-cell>
          <table:table-cell office:value-type="float" office:value="1.78">
            <text:p>1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rocket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onflements que f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eczem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accessoire de dress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7">
            <text:p>0,87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romenad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7">
            <text:p>0,87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isc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87">
            <text:p>0,87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attel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 pour chien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87">
            <text:p>0,87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ot</text:p>
          </table:table-cell>
          <table:table-cell office:value-type="string">
            <text:p>accessoire pour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chiens accesso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87">
            <text:p>0,8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insul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7">
            <text:p>0,87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comparatif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8">
            <text:p>0,88</text:p>
          </table:table-cell>
          <table:table-cell office:value-type="float" office:value="6.63">
            <text:p>6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devis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8">
            <text:p>0,88</text:p>
          </table:table-cell>
          <table:table-cell office:value-type="float" office:value="5.39">
            <text:p>5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emede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8">
            <text:p>0,88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8">
            <text:p>0,88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aces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8">
            <text:p>0,88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8">
            <text:p>0,88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 veterina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8">
            <text:p>0,88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traitement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8">
            <text:p>0,8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Psoriasis</text:p>
          </table:table-cell>
          <table:table-cell office:value-type="string">
            <text:p>traitement pou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8">
            <text:p>0,88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9">
            <text:p>0,89</text:p>
          </table:table-cell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nimaux assur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9">
            <text:p>0,89</text:p>
          </table:table-cell>
          <table:table-cell office:value-type="float" office:value="6.03">
            <text:p>6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santé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89">
            <text:p>0,89</text:p>
          </table:table-cell>
          <table:table-cell office:value-type="float" office:value="1.62">
            <text:p>1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soign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9">
            <text:p>0,89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vainc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emède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étérinaire</text:p>
          </table:table-cell>
          <table:table-cell office:value-type="string">
            <text:p>produits veterin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89">
            <text:p>0,89</text:p>
          </table:table-cell>
          <table:table-cell office:value-type="float" office:value="0.72">
            <text:p>0,7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etement de lux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9">
            <text:p>0,89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oires</text:p>
          </table:table-cell>
          <table:table-cell office:value-type="string">
            <text:p>acce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89">
            <text:p>0,89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Chien</text:p>
          </table:table-cell>
          <table:table-cell office:value-type="string">
            <text:p>magasin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Animaux</text:p>
          </table:table-cell>
          <table:table-cell office:value-type="string">
            <text:p>articl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9">
            <text:p>0,89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9">
            <text:p>0,8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boutiqu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chien accesso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9">
            <text:p>0,89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chien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9">
            <text:p>0,8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hien pour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pou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7.93">
            <text:p>7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forum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6.64">
            <text:p>6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s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6.17">
            <text:p>6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">
            <text:p>0,9</text:p>
          </table:table-cell>
          <table:table-cell office:value-type="float" office:value="6.16">
            <text:p>6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d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5.63">
            <text:p>5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chien forum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4.99">
            <text:p>4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étérinaire</text:p>
          </table:table-cell>
          <table:table-cell office:value-type="string">
            <text:p>produits vétérinaires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">
            <text:p>0,9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etement pour gro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po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">
            <text:p>0,9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boutiqu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chien accesso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boutique animaux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arthro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wc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8.27">
            <text:p>8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santé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meilleur assura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1">
            <text:p>0,91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e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6.83">
            <text:p>6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comparateur 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1">
            <text:p>0,91</text:p>
          </table:table-cell>
          <table:table-cell office:value-type="float" office:value="6.68">
            <text:p>6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chien tarif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6.14">
            <text:p>6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formation ostéopath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1">
            <text:p>0,91</text:p>
          </table:table-cell>
          <table:table-cell office:value-type="float" office:value="2.28">
            <text:p>2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roquet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1">
            <text:p>0,91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emede contre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1">
            <text:p>0,91</text:p>
          </table:table-cell>
          <table:table-cell office:value-type="float" office:value="1.19">
            <text:p>1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équin</text:p>
          </table:table-cell>
          <table:table-cell office:value-type="string">
            <text:p>étude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1">
            <text:p>0,91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Chien</text:p>
          </table:table-cell>
          <table:table-cell office:value-type="string">
            <text:p>magasin d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boutiqu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1">
            <text:p>0,91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jou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1">
            <text:p>0,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equip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1">
            <text:p>0,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2">
            <text:p>0,92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2">
            <text:p>0,92</text:p>
          </table:table-cell>
          <table:table-cell office:value-type="float" office:value="6.87">
            <text:p>6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6600">
            <text:p>6600</text:p>
          </table:table-cell>
          <table:table-cell office:value-type="float" office:value="0.92">
            <text:p>0,92</text:p>
          </table:table-cell>
          <table:table-cell office:value-type="float" office:value="6.84">
            <text:p>6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assurance 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2">
            <text:p>0,92</text:p>
          </table:table-cell>
          <table:table-cell office:value-type="float" office:value="6.22">
            <text:p>6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alimentati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2">
            <text:p>0,92</text:p>
          </table:table-cell>
          <table:table-cell office:value-type="float" office:value="1.51">
            <text:p>1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nourritu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2">
            <text:p>0,92</text:p>
          </table:table-cell>
          <table:table-cell office:value-type="float" office:value="1.47">
            <text:p>1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etemen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2">
            <text:p>0,92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pour chien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2">
            <text:p>0,9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s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2">
            <text:p>0,92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chien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2">
            <text:p>0,92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oires</text:p>
          </table:table-cell>
          <table:table-cell office:value-type="string">
            <text:p>accesoir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2">
            <text:p>0,9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ha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2">
            <text:p>0,92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 Chien</text:p>
          </table:table-cell>
          <table:table-cell office:value-type="string">
            <text:p>chien bo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2">
            <text:p>0,92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 pour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2">
            <text:p>0,9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2">
            <text:p>0,92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3">
            <text:p>0,93</text:p>
          </table:table-cell>
          <table:table-cell office:value-type="float" office:value="8.11">
            <text:p>8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chien assur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  <table:table-cell office:value-type="float" office:value="7.69">
            <text:p>7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93">
            <text:p>0,93</text:p>
          </table:table-cell>
          <table:table-cell office:value-type="float" office:value="7.55">
            <text:p>7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comparateur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3">
            <text:p>0,93</text:p>
          </table:table-cell>
          <table:table-cell office:value-type="float" office:value="7.26">
            <text:p>7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santé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3">
            <text:p>0,93</text:p>
          </table:table-cell>
          <table:table-cell office:value-type="float" office:value="7.13">
            <text:p>7,1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3">
            <text:p>0,93</text:p>
          </table:table-cell>
          <table:table-cell office:value-type="float" office:value="7.02">
            <text:p>7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93">
            <text:p>0,93</text:p>
          </table:table-cell>
          <table:table-cell office:value-type="float" office:value="6.84">
            <text:p>6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comparateur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comparateu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3">
            <text:p>0,93</text:p>
          </table:table-cell>
          <table:table-cell office:value-type="float" office:value="6.41">
            <text:p>6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malad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3">
            <text:p>0,93</text:p>
          </table:table-cell>
          <table:table-cell office:value-type="float" office:value="6.41">
            <text:p>6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assurance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3">
            <text:p>0,93</text:p>
          </table:table-cell>
          <table:table-cell office:value-type="float" office:value="6.24">
            <text:p>6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meilleu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3">
            <text:p>0,93</text:p>
          </table:table-cell>
          <table:table-cell office:value-type="float" office:value="6.08">
            <text:p>6,0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roquett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3">
            <text:p>0,93</text:p>
          </table:table-cell>
          <table:table-cell office:value-type="float" office:value="1.88">
            <text:p>1,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Contre Ronflement</text:p>
          </table:table-cell>
          <table:table-cell office:value-type="string">
            <text:p>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1.07">
            <text:p>1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3">
            <text:p>0,93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étérinaire</text:p>
          </table:table-cell>
          <table:table-cell office:value-type="string">
            <text:p>produits vétérina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3">
            <text:p>0,9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harn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3">
            <text:p>0,93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3">
            <text:p>0,9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accessoire pour chien de cha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3">
            <text:p>0,93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accessoires bouledogue franca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3">
            <text:p>0,93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 tiq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3">
            <text:p>0,9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6.93">
            <text:p>6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malad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4">
            <text:p>0,94</text:p>
          </table:table-cell>
          <table:table-cell office:value-type="float" office:value="6.23">
            <text:p>6,2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6.05">
            <text:p>6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4">
            <text:p>0,9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e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4">
            <text:p>0,94</text:p>
          </table:table-cell>
          <table:table-cell office:value-type="float" office:value="5.48">
            <text:p>5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comment assur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4.79">
            <text:p>4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combat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4">
            <text:p>0,94</text:p>
          </table:table-cell>
          <table:table-cell office:value-type="float" office:value="1.14">
            <text:p>1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emèd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Pas</text:p>
          </table:table-cell>
          <table:table-cell office:value-type="string">
            <text:p>accessoir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4">
            <text:p>0,94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 veterina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4">
            <text:p>0,94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Psoriasis</text:p>
          </table:table-cell>
          <table:table-cell office:value-type="string">
            <text:p>traitement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4">
            <text:p>0,94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et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hat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4">
            <text:p>0,94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joue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4">
            <text:p>0,94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Pas</text:p>
          </table:table-cell>
          <table:table-cell office:value-type="string">
            <text:p>accessoire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4">
            <text:p>0,94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vetements pour chihuahu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4">
            <text:p>0,9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ot</text:p>
          </table:table-cell>
          <table:table-cell office:value-type="string">
            <text:p>vetement pour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materiel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ball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4">
            <text:p>0,94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étérinaire</text:p>
          </table:table-cell>
          <table:table-cell office:value-type="string">
            <text:p>produit vétérin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4">
            <text:p>0,9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 shi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4">
            <text:p>0,9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mais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4">
            <text:p>0,94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5">
            <text:p>0,95</text:p>
          </table:table-cell>
          <table:table-cell office:value-type="float" office:value="8.16">
            <text:p>8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5">
            <text:p>0,95</text:p>
          </table:table-cell>
          <table:table-cell office:value-type="float" office:value="7.77">
            <text:p>7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5">
            <text:p>0,95</text:p>
          </table:table-cell>
          <table:table-cell office:value-type="float" office:value="7.71">
            <text:p>7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pour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 office:value-type="float" office:value="7.28">
            <text:p>7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5">
            <text:p>0,95</text:p>
          </table:table-cell>
          <table:table-cell office:value-type="float" office:value="6.85">
            <text:p>6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5.52">
            <text:p>5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onflement reme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5">
            <text:p>0,95</text:p>
          </table:table-cell>
          <table:table-cell office:value-type="float" office:value="1.65">
            <text:p>1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ntre Ronflement</text:p>
          </table:table-cell>
          <table:table-cell office:value-type="string">
            <text:p>solutions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5">
            <text:p>0,95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roqu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95">
            <text:p>0,95</text:p>
          </table:table-cell>
          <table:table-cell office:value-type="float" office:value="1.39">
            <text:p>1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roduit contre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5">
            <text:p>0,95</text:p>
          </table:table-cell>
          <table:table-cell office:value-type="float" office:value="1.26">
            <text:p>1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5">
            <text:p>0,95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 d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shampoing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95">
            <text:p>0,9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Animaux</text:p>
          </table:table-cell>
          <table:table-cell office:value-type="string">
            <text:p>produit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5">
            <text:p>0,95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endentif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5">
            <text:p>0,95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Animaux</text:p>
          </table:table-cell>
          <table:table-cell office:value-type="string">
            <text:p>accessoir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s pour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95">
            <text:p>0,95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êtemen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6">
            <text:p>0,96</text:p>
          </table:table-cell>
          <table:table-cell office:value-type="float" office:value="6.94">
            <text:p>6,9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6.81">
            <text:p>6,8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solly aza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6">
            <text:p>0,96</text:p>
          </table:table-cell>
          <table:table-cell office:value-type="float" office:value="6.52">
            <text:p>6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devis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6.52">
            <text:p>6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6.11">
            <text:p>6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tarif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6">
            <text:p>0,96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prix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6">
            <text:p>0,96</text:p>
          </table:table-cell>
          <table:table-cell office:value-type="float" office:value="5.84">
            <text:p>5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meilleure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5.61">
            <text:p>5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ostéopathie équine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Ostéopathe équin</text:p>
          </table:table-cell>
          <table:table-cell office:value-type="string">
            <text:p>formation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6">
            <text:p>0,96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roquett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6">
            <text:p>0,96</text:p>
          </table:table-cell>
          <table:table-cell office:value-type="float" office:value="1.58">
            <text:p>1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soign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1.49">
            <text:p>1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6">
            <text:p>0,96</text:p>
          </table:table-cell>
          <table:table-cell office:value-type="float" office:value="0.81">
            <text:p>0,8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Animaux</text:p>
          </table:table-cell>
          <table:table-cell office:value-type="string">
            <text:p>produit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Animaux</text:p>
          </table:table-cell>
          <table:table-cell office:value-type="string">
            <text:p>accessoir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6">
            <text:p>0,96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s chiens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6">
            <text:p>0,96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joue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6">
            <text:p>0,96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oil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6">
            <text:p>0,96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7">
            <text:p>0,97</text:p>
          </table:table-cell>
          <table:table-cell office:value-type="float" office:value="7.16">
            <text:p>7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7">
            <text:p>0,97</text:p>
          </table:table-cell>
          <table:table-cell office:value-type="float" office:value="6.71">
            <text:p>6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arapharmac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7">
            <text:p>0,97</text:p>
          </table:table-cell>
          <table:table-cell office:value-type="float" office:value="1.02">
            <text:p>1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7">
            <text:p>0,97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Psoriasis</text:p>
          </table:table-cell>
          <table:table-cell office:value-type="string">
            <text:p>pommad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7">
            <text:p>0,97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s pour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7">
            <text:p>0,97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7">
            <text:p>0,97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articles cani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7">
            <text:p>0,9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ipi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7">
            <text:p>0,97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yjam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7">
            <text:p>0,97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hrose Pour</text:p>
          </table:table-cell>
          <table:table-cell office:value-type="string">
            <text:p>médicament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7">
            <text:p>0,97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animaux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8">
            <text:p>0,98</text:p>
          </table:table-cell>
          <table:table-cell office:value-type="float" office:value="7.24">
            <text:p>7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ntre Ronflement</text:p>
          </table:table-cell>
          <table:table-cell office:value-type="string">
            <text:p>produit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ntre Ronflement</text:p>
          </table:table-cell>
          <table:table-cell office:value-type="string">
            <text:p>appareil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0.89">
            <text:p>0,8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Boutiques Pour Chiens</text:p>
          </table:table-cell>
          <table:table-cell office:value-type="string">
            <text:p>boutiqu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li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98">
            <text:p>0,98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verr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lerie</text:p>
          </table:table-cell>
          <table:table-cell office:value-type="string">
            <text:p>accessoire animaler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s pour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7.05">
            <text:p>7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office:value-type="float" office:value="4.78">
            <text:p>4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emede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9">
            <text:p>0,99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 veterina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9">
            <text:p>0,99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é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êtemen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matérie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roduits Chiens</text:p>
          </table:table-cell>
          <table:table-cell office:value-type="string">
            <text:p>produit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9">
            <text:p>0,99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ommade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Pas</text:p>
          </table:table-cell>
          <table:table-cell office:value-type="string">
            <text:p>accessoires chiens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ee shi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lon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9">
            <text:p>0,99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ats</text:p>
          </table:table-cell>
          <table:table-cell office:value-type="string">
            <text:p>accessoire pour chat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dom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9">
            <text:p>0,9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asquet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9">
            <text:p>0,99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pou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.57">
            <text:p>9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e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.43">
            <text:p>8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e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59">
            <text:p>7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utuelle Chien</text:p>
          </table:table-cell>
          <table:table-cell office:value-type="string">
            <text:p>mutuel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.13">
            <text:p>6,1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pour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86">
            <text:p>5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animaux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.34">
            <text:p>4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Chien</text:p>
          </table:table-cell>
          <table:table-cell office:value-type="string">
            <text:p>assurance chien belg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66">
            <text:p>3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santé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4">
            <text:p>2,9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onflements remè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ntre Ronflement</text:p>
          </table:table-cell>
          <table:table-cell office:value-type="string">
            <text:p>appareil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56">
            <text:p>1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médicament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21">
            <text:p>1,2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anti ronflement effica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médicaments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accue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ronflement trai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traitement d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edicament Pour</text:p>
          </table:table-cell>
          <table:table-cell office:value-type="string">
            <text:p>medicament pou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">
            <text:p>0,7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ntre Ronflement</text:p>
          </table:table-cell>
          <table:table-cell office:value-type="string">
            <text:p>contre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Pas</text:p>
          </table:table-cell>
          <table:table-cell office:value-type="string">
            <text:p>accessoires pour chiens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shampooing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harnai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cessoires Chiens</text:p>
          </table:table-cell>
          <table:table-cell office:value-type="string">
            <text:p>accessoires pour chiens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vermifu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rticles Chiens</text:p>
          </table:table-cell>
          <table:table-cell office:value-type="string">
            <text:p>articl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produits po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loture electriqu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roduit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ouch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hen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harnai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dentifri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héromon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enclo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etement Chien</text:p>
          </table:table-cell>
          <table:table-cell office:value-type="string">
            <text:p>vetement pour chien hello kitty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ondeu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médai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phéromon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ouss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héromo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 Pas</text:p>
          </table:table-cell>
          <table:table-cell office:value-type="string">
            <text:p>accessoires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cage de transpo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Ronflement</text:p>
          </table:table-cell>
          <table:table-cell office:value-type="string">
            <text:p>médicament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canapé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lunett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raitement Pour</text:p>
          </table:table-cell>
          <table:table-cell office:value-type="string">
            <text:p>traitement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arc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hien</text:p>
          </table:table-cell>
          <table:table-cell office:value-type="string">
            <text:p>cage transpor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barrie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lun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caisse de transpo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arfum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fauteu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lunette de sole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bandan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pouss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pommade pour maigri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escalie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nin</text:p>
          </table:table-cell>
          <table:table-cell office:value-type="string">
            <text:p>produits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ssurance Animaux</text:p>
          </table:table-cell>
          <table:table-cell office:value-type="string">
            <text:p>assurance pour animaux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</table:table>
      <table:database-ranges>
        <table:database-range table:target-range-address="Feuille1.A2:Feuille1.AMJ104857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22/03/2016</text:date>, <text:time>19:0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2T19:00:01</dc:date>
    <meta:generator>OpenOffice/4.1.1$Win32 OpenOffice.org_project/411m6$Build-9775</meta:generator>
    <meta:editing-duration>PT4H59M48S</meta:editing-duration>
    <meta:editing-cycles>9</meta:editing-cycles>
    <meta:document-statistic meta:table-count="1" meta:cell-count="5168" meta:object-count="0"/>
  </office:meta>
</office:document-meta>
</file>